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/N</text:p>
          </table:table-cell>
          <table:table-cell table:style-name="ce1" office:value-type="string" calcext:value-type="string">
            <text:p>Time (Second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.138308341" calcext:value-type="float">
            <text:p>149.138308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.097023986" calcext:value-type="float">
            <text:p>149.0970239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.077204793" calcext:value-type="float">
            <text:p>149.077204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.055602854" calcext:value-type="float">
            <text:p>149.055602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.058153123" calcext:value-type="float">
            <text:p>149.058153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.082938051" calcext:value-type="float">
            <text:p>149.0829380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.093262554" calcext:value-type="float">
            <text:p>149.093262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.325918844" calcext:value-type="float">
            <text:p>149.3259188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.859912914" calcext:value-type="float">
            <text:p>150.859912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.254406793" calcext:value-type="float">
            <text:p>150.254406793</text:p>
          </table:table-cell>
        </table:table-row>
        <table:table-row table:style-name="ro1">
          <table:table-cell office:value-type="string" calcext:value-type="string">
            <text:p>Average </text:p>
          </table:table-cell>
          <table:table-cell table:formula="of:=SUM([.B2:.B11])/10" office:value-type="float" office:value="149.4042732253" calcext:value-type="float">
            <text:p>149.40427322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Estimated</text:p>
            <text:p>For 3 initial</text:p>
          </table:table-cell>
          <table:table-cell table:formula="of:=PRODUCT([.B12]*26)" office:value-type="float" office:value="3884.5111038578" calcext:value-type="float">
            <text:p>3884.5111038578</text:p>
          </table:table-cell>
        </table:table-row>
        <table:table-row table:style-name="ro3">
          <table:table-cell table:style-name="Default" table:number-columns-repeated="2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4018.981196783" calcext:value-type="float">
            <text:p>4018.981196783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1:13:13.186264585</meta:creation-date>
    <dc:date>2020-12-21T17:59:55.962421067</dc:date>
    <meta:editing-duration>PT24M21S</meta:editing-duration>
    <meta:editing-cycles>1</meta:editing-cycles>
    <meta:document-statistic meta:table-count="1" meta:cell-count="28" meta:object-count="0"/>
    <meta:generator>LibreOffice/6.4.5.2$Linux_X86_64 LibreOffice_project/40$Build-2</meta:generator>
  </office:meta>
</office:document-meta>
</file>